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3cm" svg:y="4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7-14T12:05:11</dc:date>
    <dc:creator>tokai </dc:creator>
    <meta:editing-duration>PT2M17S</meta:editing-duration>
    <meta:editing-cycles>17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2cm" svg:width="13.887cm" svg:height="7.17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44921270764475E-016">
                <text:p>2.44921270764475E-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7.34763812293426E-016">
                <text:p>-7.34763812293426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22460635382238E-015">
                <text:p>1.22460635382238E-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71444889535133E-015">
                <text:p>-1.71444889535133E-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20429143688028E-015">
                <text:p>2.20429143688028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